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Math TeX Gyre" svg:font-family="'DejaVu Math TeX Gy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officeooo:rsid="00160fea" officeooo:paragraph-rsid="00160fea"/>
    </style:style>
    <style:style style:name="P2" style:family="paragraph" style:parent-style-name="Header">
      <style:text-properties officeooo:rsid="00160fea" officeooo:paragraph-rsid="00160fea"/>
    </style:style>
    <style:style style:name="P3" style:family="paragraph" style:parent-style-name="Text_20_body">
      <style:text-properties officeooo:rsid="001aff34" officeooo:paragraph-rsid="0023c9cd"/>
    </style:style>
    <style:style style:name="P4" style:family="paragraph" style:parent-style-name="Text_20_body">
      <style:text-properties officeooo:paragraph-rsid="0023c9cd"/>
    </style:style>
    <style:style style:name="P5" style:family="paragraph" style:parent-style-name="Text_20_body">
      <style:text-properties officeooo:rsid="00256e4d" officeooo:paragraph-rsid="00256e4d"/>
    </style:style>
    <style:style style:name="P6" style:family="paragraph" style:parent-style-name="Text_20_body">
      <style:text-properties officeooo:rsid="00256e4d" officeooo:paragraph-rsid="002bb609"/>
    </style:style>
    <style:style style:name="P7" style:family="paragraph" style:parent-style-name="Text_20_body">
      <style:text-properties officeooo:rsid="002a03d4" officeooo:paragraph-rsid="002a03d4"/>
    </style:style>
    <style:style style:name="P8" style:family="paragraph" style:parent-style-name="Text_20_body">
      <style:text-properties officeooo:rsid="00268815" officeooo:paragraph-rsid="002bb609"/>
    </style:style>
    <style:style style:name="P9" style:family="paragraph" style:parent-style-name="Text_20_body">
      <style:text-properties officeooo:rsid="002d286f" officeooo:paragraph-rsid="002d286f"/>
    </style:style>
    <style:style style:name="P10" style:family="paragraph" style:parent-style-name="Text_20_body">
      <style:text-properties officeooo:rsid="003073ea" officeooo:paragraph-rsid="003073ea"/>
    </style:style>
    <style:style style:name="P11" style:family="paragraph" style:parent-style-name="Text_20_body">
      <style:text-properties officeooo:rsid="0033d02b" officeooo:paragraph-rsid="0033d02b"/>
    </style:style>
    <style:style style:name="P12" style:family="paragraph" style:parent-style-name="Title">
      <style:text-properties style:font-name="DejaVu Math TeX Gyre" officeooo:rsid="00160fea" officeooo:paragraph-rsid="00160fea"/>
    </style:style>
    <style:style style:name="P13" style:family="paragraph" style:parent-style-name="Contents_20_Heading">
      <style:text-properties officeooo:rsid="0017e7e2" officeooo:paragraph-rsid="0023c9cd"/>
    </style:style>
    <style:style style:name="P14" style:family="paragraph" style:parent-style-name="Text_20_body">
      <style:text-properties officeooo:rsid="00349826" officeooo:paragraph-rsid="0036a77e"/>
    </style:style>
    <style:style style:name="P15" style:family="paragraph" style:parent-style-name="Text_20_body">
      <style:text-properties officeooo:rsid="0017e7e2" officeooo:paragraph-rsid="0023c9cd"/>
    </style:style>
    <style:style style:name="P16" style:family="paragraph" style:parent-style-name="Text_20_body">
      <style:paragraph-properties fo:margin-left="0in" fo:margin-right="0in" fo:text-indent="0in" style:auto-text-indent="false"/>
      <style:text-properties officeooo:rsid="00190d4d" officeooo:paragraph-rsid="0023c9cd"/>
    </style:style>
    <style:style style:name="P17" style:family="paragraph" style:parent-style-name="Heading_20_1">
      <style:text-properties officeooo:rsid="00216ad4" officeooo:paragraph-rsid="00216ad4"/>
    </style:style>
    <style:style style:name="P18" style:family="paragraph" style:parent-style-name="Heading_20_1">
      <style:paragraph-properties fo:break-before="page"/>
      <style:text-properties officeooo:rsid="00209a20" officeooo:paragraph-rsid="00209a20"/>
    </style:style>
    <style:style style:name="P19" style:family="paragraph" style:parent-style-name="Contents_20_1">
      <style:paragraph-properties>
        <style:tab-stops>
          <style:tab-stop style:position="6.6929in" style:type="right" style:leader-style="dotted" style:leader-text="."/>
        </style:tab-stops>
      </style:paragraph-properties>
    </style:style>
    <style:style style:name="P20" style:family="paragraph" style:parent-style-name="Endnote">
      <style:text-properties officeooo:paragraph-rsid="00349826"/>
    </style:style>
    <style:style style:name="P21" style:family="paragraph" style:parent-style-name="Heading_20_2">
      <style:text-properties officeooo:rsid="00256e4d" officeooo:paragraph-rsid="00256e4d"/>
    </style:style>
    <style:style style:name="P22"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officeooo:rsid="0017e7e2"/>
    </style:style>
    <style:style style:name="T3" style:family="text">
      <style:text-properties officeooo:rsid="001aff34"/>
    </style:style>
    <style:style style:name="T4" style:family="text">
      <style:text-properties officeooo:rsid="001d6437"/>
    </style:style>
    <style:style style:name="T5" style:family="text">
      <style:text-properties officeooo:rsid="001ef3ce"/>
    </style:style>
    <style:style style:name="T6" style:family="text">
      <style:text-properties officeooo:rsid="00256e4d"/>
    </style:style>
    <style:style style:name="T7" style:family="text">
      <style:text-properties officeooo:rsid="00268815"/>
    </style:style>
    <style:style style:name="T8" style:family="text">
      <style:text-properties officeooo:rsid="002ae916"/>
    </style:style>
    <style:style style:name="T9" style:family="text">
      <style:text-properties fo:font-style="italic" style:font-style-asian="italic" style:font-style-complex="italic"/>
    </style:style>
    <style:style style:name="T10" style:family="text">
      <style:text-properties fo:font-style="italic" officeooo:rsid="00268815" style:font-style-asian="italic" style:font-style-complex="italic"/>
    </style:style>
    <style:style style:name="T11" style:family="text">
      <style:text-properties fo:font-style="italic" officeooo:rsid="002bb609" style:font-style-asian="italic" style:font-style-complex="italic"/>
    </style:style>
    <style:style style:name="T12" style:family="text">
      <style:text-properties fo:font-style="italic" officeooo:rsid="00349305" style:font-style-asian="italic" style:font-style-complex="italic"/>
    </style:style>
    <style:style style:name="T13" style:family="text">
      <style:text-properties officeooo:rsid="002d286f"/>
    </style:style>
    <style:style style:name="T14" style:family="text">
      <style:text-properties fo:font-style="normal" fo:font-weight="normal" officeooo:rsid="002d286f" style:font-style-asian="normal" style:font-weight-asian="normal" style:font-style-complex="normal" style:font-weight-complex="normal"/>
    </style:style>
    <style:style style:name="T15" style:family="text">
      <style:text-properties fo:font-style="normal" officeooo:rsid="00349305" style:font-style-asian="normal" style:font-style-complex="normal"/>
    </style:style>
    <style:style style:name="T16" style:family="text">
      <style:text-properties fo:font-style="normal" officeooo:rsid="00349826" style:font-style-asian="normal" style:font-style-complex="normal"/>
    </style:style>
    <style:style style:name="T17" style:family="text">
      <style:text-properties officeooo:rsid="002d5813"/>
    </style:style>
    <style:style style:name="T18" style:family="text">
      <style:text-properties officeooo:rsid="002e75c5"/>
    </style:style>
    <style:style style:name="T19" style:family="text">
      <style:text-properties officeooo:rsid="00321f77"/>
    </style:style>
    <style:style style:name="T20" style:family="text">
      <style:text-properties officeooo:rsid="0035582e"/>
    </style:style>
    <style:style style:name="T21" style:family="text">
      <style:text-properties officeooo:rsid="0036a77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title/>Rapport Projet PF&amp;TDL</text:p>
      <text:p text:style-name="Contents_20_Heading"><text:bookmark-start text:name="__RefHeading___Toc133_2729219612"/>Introduction<text:bookmark-end text:name="__RefHeading___Toc133_2729219612"/></text:p>
      <text:p text:style-name="Text_20_body">Le but du projet est d’étendre le compilateur du langage RAT réalisé en TP de traduction des langages pour traiter de nouvelles constructions : les <text:span text:style-name="T1">pointeurs</text:span>, les <text:span text:style-name="T1">tableaux</text:span>, les <text:span text:style-name="T1">types nommées</text:span>, les <text:span text:style-name="T1">boucles “for”</text:span> et les <text:span text:style-name="T1">prototypes</text:span> de fonctions et de types. Ce rapport détail l’ajout des nouvelles constructions vis-à-vis du compilateur initialement développé pour chaque passe de celui-ci. <text:span text:style-name="T2">L</text:span>es modifications significative<text:span text:style-name="T2">s</text:span> <text:span text:style-name="T2">apportées au code </text:span>et les choix de conception choisis <text:span text:style-name="T2">pour réaliser ces nouvelles constructions.</text:span></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des matières</text:p>
          </text:index-title>
          <text:p text:style-name="P19"><text:a xlink:type="simple" xlink:href="#__RefHeading___Toc442_2729219612" text:style-name="Index_20_Link" text:visited-style-name="Index_20_Link">1 L’arbre syntaxique et les types<text:tab/>2</text:a></text:p>
          <text:p text:style-name="P22"><text:a xlink:type="simple" xlink:href="#__RefHeading___Toc140_11401667" text:style-name="Index_20_Link" text:visited-style-name="Index_20_Link">a) L’arbre syntaxique<text:tab/>2</text:a></text:p>
          <text:p text:style-name="P22"><text:a xlink:type="simple" xlink:href="#__RefHeading___Toc142_11401667" text:style-name="Index_20_Link" text:visited-style-name="Index_20_Link">b) Les types<text:tab/>2</text:a></text:p>
          <text:p text:style-name="P19"><text:a xlink:type="simple" xlink:href="#__RefHeading___Toc785_2729219612" text:style-name="Index_20_Link" text:visited-style-name="Index_20_Link">2 Les pointeurs<text:tab/>2</text:a></text:p>
          <text:p text:style-name="P19"><text:a xlink:type="simple" xlink:href="#__RefHeading___Toc787_2729219612" text:style-name="Index_20_Link" text:visited-style-name="Index_20_Link">3 Les tableaux<text:tab/>3</text:a></text:p>
          <text:p text:style-name="P19"><text:a xlink:type="simple" xlink:href="#__RefHeading___Toc789_2729219612" text:style-name="Index_20_Link" text:visited-style-name="Index_20_Link">4 Les types nommés<text:tab/>3</text:a></text:p>
          <text:p text:style-name="P19"><text:a xlink:type="simple" xlink:href="#__RefHeading___Toc791_2729219612" text:style-name="Index_20_Link" text:visited-style-name="Index_20_Link">5 Les boucles “for”<text:tab/>3</text:a></text:p>
          <text:p text:style-name="P19"><text:a xlink:type="simple" xlink:href="#__RefHeading___Toc793_2729219612" text:style-name="Index_20_Link" text:visited-style-name="Index_20_Link">6 Les Prototypes<text:tab/>3</text:a></text:p>
          <text:p text:style-name="P19"><text:a xlink:type="simple" xlink:href="#__RefHeading___Toc795_2729219612" text:style-name="Index_20_Link" text:visited-style-name="Index_20_Link">7 Conclusion<text:tab/>3</text:a></text:p>
        </text:index-body>
      </text:table-of-content>
      <text:p text:style-name="P13">Preambule</text:p>
      <text:p text:style-name="P15">Avant de détailler les nouveaux ajouts, nous avons réorganisé la structure du projet afin de faciliter l’<text:span text:style-name="T6">intégration des nouveaux composants et la construction du code avec dune (jbuild). </text:span></text:p>
      <text:p text:style-name="P16">L’architecture du projet <text:span text:style-name="T6">est</text:span> <text:span text:style-name="T4">résumé</text:span> <text:span text:style-name="T3">comme ci-dessous </text:span>:</text:p>
      <text:p text:style-name="P3">&gt; <text:span text:style-name="T5">rat_paux_verstraeten</text:span>/<text:line-break/> <text:s text:c="2"/>&gt; _build/<text:line-break/> <text:s text:c="2"/>&gt; rat/<text:line-break/> <text:s text:c="5"/>&gt; *.ml<text:line-break/> <text:s text:c="5"/>&gt; dune (ce fichier définie la libraire Rat ainsi que l’ensemble des tests)<text:line-break/> <text:s text:c="2"/>&gt; fichiersRat/<text:line-break/> <text:s text:c="2"/>&gt; main.ml<text:line-break/> <text:s text:c="2"/>&gt; main.sh (script permet d’executer du code rat)<text:line-break/> <text:s text:c="2"/>&gt; dune (ce fichier définie l’exécutable qui permet de compiler du code rat)</text:p>
      <text:p text:style-name="P4"><text:span text:style-name="T3">Nous avons choisi d’utiliser la nouvelle version de jbuild, nommé dune pour pouvoir se référer rapidement à la documentation en ligne</text:span><text:span text:style-name="T3"><text:note text:id="ftn0" text:note-class="footnote"><text:note-citation>1</text:note-citation><text:note-body><text:p text:style-name="P20"><text:a xlink:type="simple" xlink:href="https://jbuilder.readthedocs.io/en/latest/" text:style-name="Internet_20_link" text:visited-style-name="Visited_20_Internet_20_Link">https://jbuilder.readthedocs.io/en/latest/</text:a></text:p></text:note-body></text:note></text:span><text:span text:style-name="T3">. Le soin de la compatibilité avec les machines de l’ENSEEIHT à soigneusement été vérifiée.</text:span></text:p>
      <text:h text:style-name="P18" text:outline-level="1"><text:bookmark-start text:name="__RefHeading___Toc442_2729219612"/>L’arbre syntaxique et les types<text:bookmark-end text:name="__RefHeading___Toc442_2729219612"/></text:h>
      <text:p text:style-name="P5">L’arbre syntaxique (AST) s’est vu doté de nouveaux ajouts lors de l’intégration des nouveaux composants. De même, les types ont été étendus pour <text:span text:style-name="T13">les </text:span>accueillir <text:span text:style-name="T13">comme les </text:span>pointeurs et les tableaux. Nous détaillerons dans la suite <text:span text:style-name="T8">les</text:span> choix de conception <text:span text:style-name="T8">faits </text:span>ainsi que leurs justifications.</text:p>
      <text:h text:style-name="P21" text:outline-level="2"><text:bookmark-start text:name="__RefHeading___Toc140_11401667"/>L’arbre syntaxique<text:bookmark-end text:name="__RefHeading___Toc140_11401667"/></text:h>
      <text:p text:style-name="P6">L’arbre syntaxique a évolué de façon notable lors de l’ajout des pointeurs. <text:span text:style-name="T7">En effet, la volonté d’avoir une grammaire non ambigüe a impliqué l’ajout d’un nouveau noeud nommé “Acces” <text:s/>répondant au besoin d’accèder aux valeurs pointées ou aux identifiants d’un programme. Il a été étendu aux accès des éléments dans les tableaux. Ce noeud c’est vu propagé au différentes passes étant donné qu’il nécessitait un traitement spécifique lors de la génération de code. Les prototypes ont également modifié la structure du noeud “Programme” offrant ainsi une souplesse au programmeur lors qu’il programme avec le langage Rat. Mais son but est simplement d’apporter un confort de programmation, il n’implique aucune modification sur la passe de génération. C’est pourquoi son traitement s’arrête à la passe de typage et la modification de l’AST n’implique que l’AST</text:span><text:span text:style-name="T10"> </text:span><text:span text:style-name="T11">S</text:span><text:span text:style-name="T10">yntax </text:span><text:span text:style-name="T14">car les informations sont stockés par la suite dans le table des symboles</text:span><text:span text:style-name="T7">. </text:span></text:p>
      <text:p text:style-name="P8">Le reste des ajouts est mineur, ajoutant simplement des constructeurs aux types instruction et expression du langage. La table des symboles <text:span text:style-name="T17">(TDS) </text:span>à elle aussi subit des modifications par l’ajout des types nommés et prototypes car ces ajouts représentent essentiellement des “alias” au même titre que les variables du programme. Elles ont ainsi une place dans la <text:span text:style-name="T17">TDS</text:span>.</text:p>
      <text:h text:style-name="P21" text:outline-level="2"><text:bookmark-start text:name="__RefHeading___Toc142_11401667"/>Les types<text:bookmark-end text:name="__RefHeading___Toc142_11401667"/></text:h>
      <text:p text:style-name="P7">Les types ont évolué pour prendre en compte les pointeurs, les tableaux et les types nommés. Il n’y a pas grand chose de notable à dire sur eux, mise à part que leur structure est passé en récursif lors de l’ajout de<text:span text:style-name="T8">s pointeurs. Cela a complexifié l’analyse de la passe typage.</text:span></text:p>
      <text:h text:style-name="P17" text:outline-level="1"><text:bookmark-start text:name="__RefHeading___Toc785_2729219612"/>Les pointeurs<text:bookmark-end text:name="__RefHeading___Toc785_2729219612"/></text:h>
      <text:p text:style-name="P9">Les pointeurs fut un ajout important, impliquant plusieurs modifications au sein du compilateur. Le fait de les avoir traité en TD nous à permis de rapidement les intégrer. <text:span text:style-name="T18">La grammaire que nous devions respecter impliquée une entré nommée affectable. Un affectable pouvait définir un identifiant (variable du programme) ou la valeur pointée. Chaque passe devait donc analyser un affectable. La passe TDS ajouter les identifiants dans la TDS, la passe de typage assurait que les accès et les affectables avaient le bon typage et celle de génération traduisait le comportement des pointeurs du point de vue du langage TAM. La passe la plus difficile est celle de génération. En effet, l’analyse des affectables consiste à analyser l’affectable de manière récursif en distinguant les accès à “gauche” de ceux à “droite” car dans un cas on enregistre une valeur dans la case mémoire pointée et dans l’autre on charge la valeur de la case mémoire pointée. Il fallait donc diviser l’analyse en distinguant la gauche de la droite.</text:span></text:p>
      <text:h text:style-name="P17" text:outline-level="1"><text:bookmark-start text:name="__RefHeading___Toc787_2729219612"/><text:soft-page-break/>Les tableaux<text:bookmark-end text:name="__RefHeading___Toc787_2729219612"/></text:h>
      <text:h text:style-name="P17" text:outline-level="1"><text:bookmark-start text:name="__RefHeading___Toc789_2729219612"/>Les types nommés<text:bookmark-end text:name="__RefHeading___Toc789_2729219612"/></text:h>
      <text:p text:style-name="P10">Les types nommés fut un ajout mineur, il apporte un confort de programmation au programmeur mais ne demande aucune modification pour la génération car les types nommés font <text:span text:style-name="T19">juste </text:span>références à de véritables types du langage (eg : tableau d’entier, pointeur de rationnel). Ainsi, comme les identifiants ils nécessitent une place dans la TDS. Un constructeur “InfoTyp” dans la TDS permet de retenir le véritable type désigné par le type nommé. D’autre part, nous avons gardé à l’esprit que ces types nommés peuvent être vus comme constants et ainsi traité comme les constantes du programme. <text:span text:style-name="T19">Dans</text:span> <text:span text:style-name="T19">la </text:span>passe TDS <text:span text:style-name="T19">l’analyse des types </text:span>permet donc de remplacer tous les types nommés par les véritables <text:span text:style-name="T19">types stockés dans la TDS. Cela permet de conserver le comportement des passes en aval.</text:span></text:p>
      <text:h text:style-name="P17" text:outline-level="1"><text:bookmark-start text:name="__RefHeading___Toc791_2729219612"/>Les boucles “for”<text:bookmark-end text:name="__RefHeading___Toc791_2729219612"/></text:h>
      <text:h text:style-name="P17" text:outline-level="1"><text:bookmark-start text:name="__RefHeading___Toc793_2729219612"/>Les Prototypes<text:bookmark-end text:name="__RefHeading___Toc793_2729219612"/></text:h>
      <text:p text:style-name="P11">Les prototypes sont une souplesse que peut offrir le compilateur pour le programmeur au même titre que les types nommées, mais n’entraîne, là encore, pas de modification sur la génération du code. Nous avons décidé comme ce qui est suggéré à la fin de l’énoncé du projet, l’ajout des types nommés au niveau des prototypes. Nous les avons appelé “types définis” car la grammaire des prototypes modélise un programme comme des <text:span text:style-name="T9">définitions</text:span> qui peuvent être des prototypes ou des fonctions (également des types définis) et entre les définitions, un bloc qui désigne le “main”. <text:span text:style-name="T12">L’AST Syntax </text:span><text:span text:style-name="T15">a donc subit cette modification et la passe TDS se charge d’ajouter les informations des fonctions définis par les prototypes, </text:span><text:span text:style-name="T16">de même que les types définis. Passé la passe TDS, nous avons voulu garder la modélisation originale d’un programme car effectivement un programme n’est fondamentalement qu’une liste de fonctions ainsi qu’un bloc principal. l’analyse du programme de la passe TDS se charge donc de rétablir la structure original enfin d’éviter de modifier les futures passes. La deuxième et dernière passe affectée est celle de typage car il est nécessaire de vérifié que d’une part les prototypes soient bien implantés et d’autre part que leurs implantations respectent les signatures de leurs prototypes.</text:span></text:p>
      <text:h text:style-name="P17" text:outline-level="1"><text:bookmark-start text:name="__RefHeading___Toc795_2729219612"/>Conclusion<text:bookmark-end text:name="__RefHeading___Toc795_2729219612"/></text:h>
      <text:p text:style-name="P14">Le projet <text:span text:style-name="T21">a été</text:span> réalisé dans sa globalité, l’ajout supplémentaire des types définis permet de mieux factorisé le code Rat. <text:span text:style-name="T20">Nous l’avons suffisamment manipulé lors des séances de TP que nous n’avons pas eu des séances dédiées au projet. Les difficultés rencontrés n’ont pas été nombreuses, la mise en place de l’intégralité des passes ainsi que l’ajout des pointeurs en sont les seules. Nous sommes satisfaits de notre travail, nos tests couvrent majoritairement l’ensemble des cas de base, nous sommes donc sûrs que le travail rendu est de qualité, bien qu’il reste encore énormément de travail pour faire du langage Rat un véritable langage de programmation. </text:span></text:p>
      <text:p text:style-name="P14"><text:soft-page-break/><text:span text:style-name="T20">Sans compter les erreurs non traitées comme le déréférencement de pointeurs et celles des indices des tableaux, il serait intéressant d’y ajouter les caractères, les réels, l’ensemble des opérateurs de comparaison pour enrichir la génération de code, mais également y ajouter la partie générique grâce à des modules ou encore la compilation de plusieurs fichiers pour le compilateur R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Math TeX Gyre" svg:font-family="'DejaVu Math TeX Gy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15%" fo:text-indent="0.1in" style:auto-text-indent="false"/>
      <style:text-properties fo:language="en" fo:country="US" officeooo:rsid="0017e6a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margin-top="0.1701in" fo:margin-bottom="0.1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a">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rsid="00160fea" officeooo:paragraph-rsid="00160fea"/>
    </style:style>
    <style:style style:name="MP2" style:family="paragraph" style:parent-style-name="Header">
      <style:text-properties officeooo:rsid="00160fea" officeooo:paragraph-rsid="00160fe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text:p text:style-name="MP2"><text:initial-creator/>Jean-Baptiste PAUX</text:p>
        <text:p text:style-name="MP2"><text:initial-creator/>Baptiste VERSTRAETE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12:58:51.609556221</meta:creation-date>
    <dc:date>2019-01-13T18:53:11.303448751</dc:date>
    <meta:editing-duration>PT38M53S</meta:editing-duration>
    <meta:editing-cycles>10</meta:editing-cycles>
    <meta:generator>LibreOffice/6.0.7.3$Linux_X86_64 LibreOffice_project/00m0$Build-3</meta:generator>
    <meta:document-statistic meta:table-count="0" meta:image-count="0" meta:object-count="0" meta:page-count="4" meta:paragraph-count="40" meta:word-count="1246" meta:character-count="7779" meta:non-whitespace-character-count="6548"/>
  </office:meta>
</office:document-meta>
</file>